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8cm" fo:min-width="2.5cm"/>
    </style:style>
    <style:style style:name="gr6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cm" fo:min-width="2.827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3.05cm" fo:min-width="6cm"/>
    </style:style>
    <style:style style:name="gr9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1.65cm" fo:min-width="6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6" style:family="paragraph">
      <style:text-properties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font-size="20pt"/>
    </style:style>
    <style:style style:name="P9" style:family="paragraph">
      <style:text-properties fo:font-size="24pt"/>
    </style:style>
    <style:style style:name="T1" style:family="text">
      <style:text-properties fo:font-weight="bold"/>
    </style:style>
    <style:style style:name="T2" style:family="text">
      <style:text-properties fo:font-size="15pt"/>
    </style:style>
    <style:style style:name="T3" style:family="text">
      <style:text-properties fo:font-family="OpenSymbol" style:font-pitch="variable" style:font-charset="x-symbol" fo:font-size="15pt" style:font-family-asian="OpenSymbol" style:font-pitch-asian="variable" style:font-charset-asian="x-symbol" style:font-family-complex="OpenSymbol" style:font-pitch-complex="variable" style:font-charset-complex="x-symbol"/>
    </style:style>
    <style:style style:name="T4" style:family="text">
      <style:text-properties fo:font-family="Courier" style:font-family-generic="modern" style:font-pitch="fixed" fo:font-weight="bold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fo:font-family="Courier" style:font-family-generic="modern" style:font-pitch="fixed" fo:font-size="18pt"/>
    </style:style>
    <style:style style:name="T7" style:family="text">
      <style:text-properties fo:font-family="Courier" style:font-family-generic="modern" style:font-pitch="fixed" fo:font-size="18pt" style:font-family-asian="StarSymbol" style:font-pitch-asian="variable" style:font-charset-asian="x-symbol" style:font-family-complex="StarBats" style:font-pitch-complex="variable" style:font-charset-complex="x-symbol"/>
    </style:style>
    <style:style style:name="T8" style:family="text">
      <style:text-properties fo:font-family="StarSymbol" style:font-pitch="variable" style:font-charset="x-symbol" fo:font-size="15pt" style:font-family-asian="StarSymbol" style:font-pitch-asian="variable" style:font-charset-asian="x-symbol" style:font-family-complex="StarBats" style:font-pitch-complex="variable" style:font-charset-complex="x-symbol"/>
    </style:style>
    <style:style style:name="T9" style:family="text">
      <style:text-properties fo:font-family="Courier" style:font-family-generic="modern" style:font-pitch="fixed" fo:font-size="15pt" fo:font-weight="bold" style:font-family-asian="StarSymbol" style:font-pitch-asian="variable" style:font-charset-asian="x-symbol" style:font-family-complex="StarBats" style:font-pitch-complex="variable" style:font-charset-complex="x-symbol"/>
    </style:style>
    <style:style style:name="T10" style:family="text">
      <style:text-properties fo:font-family="Courier" style:font-family-generic="modern" style:font-pitch="fixed" fo:font-size="18pt" fo:font-weight="bold" style:font-family-asian="StarSymbol" style:font-pitch-asian="variable" style:font-charset-asian="x-symbol" style:font-family-complex="StarBats" style:font-pitch-complex="variable" style:font-charset-complex="x-symbol"/>
    </style:style>
    <style:style style:name="T11" style:family="text">
      <style:text-properties fo:font-family="Courier" style:font-family-generic="modern" style:font-pitch="fixed" fo:font-size="18pt" fo:font-weight="normal" style:font-family-asian="StarSymbol" style:font-pitch-asian="variable" style:font-charset-asian="x-symbol" style:font-family-complex="StarBats" style:font-pitch-complex="variable" style:font-charset-complex="x-symbol"/>
    </style:style>
    <style:style style:name="T12" style:family="text">
      <style:text-properties fo:font-size="20pt"/>
    </style:style>
    <style:style style:name="T13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3.423cm" svg:height="2.36cm" svg:x="20.637cm" svg:y="7.746cm">
          <draw:text-box>
            <text:p text:style-name="P1">Repeat unit</text:p>
            <text:p text:style-name="P1">multitude:</text:p>
            <text:p text:style-name="P1"><text:span text:style-name="T1">8-12</text:span></text:p>
          </draw:text-box>
        </draw:frame>
        <draw:frame draw:style-name="gr1" draw:layer="layout" svg:width="0.853cm" svg:height="0.954cm" svg:x="2.6cm" svg:y="0.765cm">
          <draw:text-box>
            <text:p text:style-name="P1">F</text:p>
          </draw:text-box>
        </draw:frame>
        <draw:frame draw:style-name="gr1" draw:text-style-name="P2" draw:layer="layout" svg:width="0.735cm" svg:height="0.835cm" svg:x="4.259cm" svg:y="0.537cm">
          <draw:text-box>
            <text:p text:style-name="P1"><text:span text:style-name="T2">z</text:span></text:p>
          </draw:text-box>
        </draw:frame>
        <draw:frame draw:style-name="gr1" draw:layer="layout" svg:width="0.891cm" svg:height="0.954cm" svg:x="5.1cm" svg:y="0.777cm">
          <draw:text-box>
            <text:p text:style-name="P1">E</text:p>
          </draw:text-box>
        </draw:frame>
        <draw:line draw:style-name="gr2" draw:text-style-name="P3" draw:layer="layout" svg:x1="6.1cm" svg:y1="1.277cm" svg:x2="7.6cm" svg:y2="1.277cm">
          <text:p text:style-name="P1"/>
        </draw:line>
        <draw:line draw:style-name="gr2" draw:text-style-name="P3" draw:layer="layout" svg:x1="3.6cm" svg:y1="1.266cm" svg:x2="5.1cm" svg:y2="1.266cm">
          <text:p text:style-name="P1"/>
        </draw:line>
        <draw:frame draw:style-name="gr1" draw:text-style-name="P2" draw:layer="layout" svg:width="0.769cm" svg:height="0.835cm" svg:x="21.621cm" svg:y="0.537cm">
          <draw:text-box>
            <text:p text:style-name="P1"><text:span text:style-name="T2">x</text:span></text:p>
          </draw:text-box>
        </draw:frame>
        <draw:frame draw:style-name="gr1" draw:layer="layout" svg:width="0.959cm" svg:height="0.954cm" svg:x="22.462cm" svg:y="0.777cm">
          <draw:text-box>
            <text:p text:style-name="P1">A</text:p>
          </draw:text-box>
        </draw:frame>
        <draw:line draw:style-name="gr2" draw:text-style-name="P3" draw:layer="layout" svg:x1="20.962cm" svg:y1="1.266cm" svg:x2="22.462cm" svg:y2="1.266cm">
          <text:p text:style-name="P1"/>
        </draw:line>
        <draw:connector draw:style-name="gr3" draw:text-style-name="P4" draw:layer="layout" draw:type="curve" svg:x1="5.833cm" svg:y1="4.765cm" svg:x2="18.6cm" svg:y2="4.765cm">
          <text:p text:style-name="P1"/>
        </draw:connector>
        <draw:line draw:style-name="gr4" draw:text-style-name="P3" draw:layer="layout" svg:x1="21.096cm" svg:y1="5.218cm" svg:x2="21.096cm" svg:y2="6.718cm">
          <text:p text:style-name="P1"/>
        </draw:line>
        <draw:frame draw:style-name="gr1" draw:layer="layout" svg:width="0.959cm" svg:height="0.954cm" svg:x="20.73cm" svg:y="6.73cm">
          <draw:text-box>
            <text:p text:style-name="P1">D</text:p>
          </draw:text-box>
        </draw:frame>
        <draw:frame draw:style-name="gr5" draw:text-style-name="P1" draw:layer="layout" svg:width="3cm" svg:height="3.488cm" svg:x="20.596cm" svg:y="4.23cm">
          <draw:text-box>
            <text:p text:style-name="P1">C</text:p>
          </draw:text-box>
        </draw:frame>
        <draw:line draw:style-name="gr4" draw:text-style-name="P3" draw:layer="layout" svg:x1="21.596cm" svg:y1="4.73cm" svg:x2="23.096cm" svg:y2="4.73cm">
          <text:p text:style-name="P1"/>
        </draw:line>
        <draw:frame draw:style-name="gr1" draw:layer="layout" svg:width="0.891cm" svg:height="0.954cm" svg:x="23.096cm" svg:y="4.23cm">
          <draw:text-box>
            <text:p text:style-name="P1">E</text:p>
          </draw:text-box>
        </draw:frame>
        <draw:frame draw:style-name="gr1" draw:text-style-name="P2" draw:layer="layout" svg:width="0.875cm" svg:height="0.903cm" svg:x="21.096cm" svg:y="5.353cm">
          <draw:text-box>
            <text:p text:style-name="P1"><text:span text:style-name="T3"></text:span></text:p>
          </draw:text-box>
        </draw:frame>
        <draw:line draw:style-name="gr4" draw:text-style-name="P3" draw:layer="layout" svg:x1="21.096cm" svg:y1="5.219cm" svg:x2="21.096cm" svg:y2="6.719cm">
          <text:p text:style-name="P1"/>
        </draw:line>
        <draw:frame draw:style-name="gr1" draw:layer="layout" svg:width="0.959cm" svg:height="0.954cm" svg:x="20.73cm" svg:y="6.731cm">
          <draw:text-box>
            <text:p text:style-name="P1">D</text:p>
          </draw:text-box>
        </draw:frame>
        <draw:frame draw:style-name="gr5" draw:text-style-name="P1" draw:layer="layout" svg:width="3cm" svg:height="3.488cm" svg:x="20.596cm" svg:y="4.231cm">
          <draw:text-box>
            <text:p text:style-name="P1">C</text:p>
          </draw:text-box>
        </draw:frame>
        <draw:line draw:style-name="gr4" draw:text-style-name="P3" draw:layer="layout" svg:x1="21.596cm" svg:y1="4.731cm" svg:x2="23.096cm" svg:y2="4.731cm">
          <text:p text:style-name="P1"/>
        </draw:line>
        <draw:frame draw:style-name="gr1" draw:text-style-name="P2" draw:layer="layout" svg:width="0.917cm" svg:height="0.903cm" svg:x="21.755cm" svg:y="4.866cm">
          <draw:text-box>
            <text:p text:style-name="P1"><text:span text:style-name="T3"></text:span></text:p>
          </draw:text-box>
        </draw:frame>
        <draw:frame draw:style-name="gr1" draw:layer="layout" svg:width="0.891cm" svg:height="0.954cm" svg:x="23.096cm" svg:y="4.231cm">
          <draw:text-box>
            <text:p text:style-name="P1">E</text:p>
          </draw:text-box>
        </draw:frame>
        <draw:frame draw:style-name="gr6" draw:text-style-name="P5" draw:layer="layout" svg:width="7.5cm" svg:height="3.879cm" svg:x="9cm" svg:y="5.4cm">
          <draw:text-box>
            <text:p text:style-name="P1"><text:span text:style-name="T4">RES</text:span></text:p>
            <text:p text:style-name="P1"><text:span text:style-name="T5">1b:A</text:span></text:p>
            <text:p text:style-name="P1"><text:span text:style-name="T5">2b:B</text:span></text:p>
            <text:p text:style-name="P1"><text:span text:style-name="T5">3r:</text:span><text:span text:style-name="T4">r1</text:span></text:p>
            <text:p text:style-name="P1"><text:span text:style-name="T5">4b:F</text:span></text:p>
          </draw:text-box>
        </draw:frame>
        <draw:custom-shape draw:style-name="gr7" draw:text-style-name="P3" draw:layer="layout" svg:width="1cm" svg:height="3.3cm" svg:x="7.6cm" svg:y="5.7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2.551cm" svg:height="2.36cm" svg:x="4.5cm" svg:y="6cm">
          <draw:text-box>
            <text:p text:style-name="P1">Main</text:p>
            <text:p text:style-name="P1">Residue</text:p>
            <text:p text:style-name="P1">list</text:p>
          </draw:text-box>
        </draw:frame>
        <draw:frame draw:style-name="gr8" draw:text-style-name="P5" draw:layer="layout" svg:width="7.5cm" svg:height="3.3cm" svg:x="9cm" svg:y="9.397cm">
          <draw:text-box>
            <text:p text:style-name="P1"><text:span text:style-name="T4">LIN</text:span></text:p>
            <text:p text:style-name="P1"><text:span text:style-name="T6">1:1o(x)2d</text:span></text:p>
            <text:p text:style-name="P1"><text:span text:style-name="T6">2:2o(y)3n</text:span></text:p>
            <text:p text:style-name="P1"><text:span text:style-name="T7">3:3n(z)4d</text:span></text:p>
          </draw:text-box>
        </draw:frame>
        <draw:line draw:style-name="gr4" draw:text-style-name="P3" draw:layer="layout" svg:x1="8.196cm" svg:y1="1.819cm" svg:x2="8.196cm" svg:y2="3.319cm">
          <text:p text:style-name="P1"/>
        </draw:line>
        <draw:frame draw:style-name="gr1" draw:layer="layout" svg:width="0.959cm" svg:height="0.954cm" svg:x="7.83cm" svg:y="3.331cm">
          <draw:text-box>
            <text:p text:style-name="P1">D</text:p>
          </draw:text-box>
        </draw:frame>
        <draw:line draw:style-name="gr2" draw:text-style-name="P3" draw:layer="layout" svg:x1="8.696cm" svg:y1="1.331cm" svg:x2="10.196cm" svg:y2="1.331cm">
          <text:p text:style-name="P1"/>
        </draw:line>
        <draw:frame draw:style-name="gr1" draw:layer="layout" svg:width="0.891cm" svg:height="0.954cm" svg:x="10.196cm" svg:y="0.831cm">
          <draw:text-box>
            <text:p text:style-name="P1">E</text:p>
          </draw:text-box>
        </draw:frame>
        <draw:frame draw:style-name="gr1" draw:text-style-name="P2" draw:layer="layout" svg:width="0.875cm" svg:height="0.903cm" svg:x="8.196cm" svg:y="1.954cm">
          <draw:text-box>
            <text:p text:style-name="P1"><text:span text:style-name="T3"></text:span></text:p>
          </draw:text-box>
        </draw:frame>
        <draw:frame draw:style-name="gr5" draw:text-style-name="P1" draw:layer="layout" svg:width="3cm" svg:height="3.488cm" svg:x="7.696cm" svg:y="0.832cm">
          <draw:text-box>
            <text:p text:style-name="P1">C</text:p>
          </draw:text-box>
        </draw:frame>
        <draw:frame draw:style-name="gr1" draw:text-style-name="P2" draw:layer="layout" svg:width="0.955cm" svg:height="0.903cm" svg:x="9.355cm" svg:y="0.469cm">
          <draw:text-box>
            <text:p text:style-name="P1"><text:span text:style-name="T8"></text:span></text:p>
          </draw:text-box>
        </draw:frame>
        <draw:line draw:style-name="gr2" draw:text-style-name="P3" draw:layer="layout" svg:x1="11.096cm" svg:y1="1.331cm" svg:x2="12.596cm" svg:y2="1.331cm">
          <text:p text:style-name="P1"/>
        </draw:line>
        <draw:frame draw:style-name="gr1" draw:text-style-name="P2" draw:layer="layout" svg:width="0.917cm" svg:height="0.903cm" svg:x="11.556cm" svg:y="0.469cm">
          <draw:text-box>
            <text:p text:style-name="P1"><text:span text:style-name="T8"></text:span></text:p>
          </draw:text-box>
        </draw:frame>
        <draw:line draw:style-name="gr4" draw:text-style-name="P3" draw:layer="layout" svg:x1="12.996cm" svg:y1="1.82cm" svg:x2="12.996cm" svg:y2="3.32cm">
          <text:p text:style-name="P1"/>
        </draw:line>
        <draw:frame draw:style-name="gr1" draw:layer="layout" svg:width="0.959cm" svg:height="0.954cm" svg:x="12.63cm" svg:y="3.332cm">
          <draw:text-box>
            <text:p text:style-name="P1">D</text:p>
          </draw:text-box>
        </draw:frame>
        <draw:line draw:style-name="gr2" draw:text-style-name="P3" draw:layer="layout" svg:x1="13.496cm" svg:y1="1.332cm" svg:x2="14.996cm" svg:y2="1.332cm">
          <text:p text:style-name="P1"/>
        </draw:line>
        <draw:frame draw:style-name="gr1" draw:layer="layout" svg:width="0.891cm" svg:height="0.954cm" svg:x="14.996cm" svg:y="0.832cm">
          <draw:text-box>
            <text:p text:style-name="P1">E</text:p>
          </draw:text-box>
        </draw:frame>
        <draw:frame draw:style-name="gr1" draw:text-style-name="P2" draw:layer="layout" svg:width="0.875cm" svg:height="0.903cm" svg:x="12.996cm" svg:y="1.955cm">
          <draw:text-box>
            <text:p text:style-name="P1"><text:span text:style-name="T3"></text:span></text:p>
          </draw:text-box>
        </draw:frame>
        <draw:frame draw:style-name="gr5" draw:text-style-name="P1" draw:layer="layout" svg:width="3cm" svg:height="3.488cm" svg:x="12.496cm" svg:y="0.833cm">
          <draw:text-box>
            <text:p text:style-name="P1">C</text:p>
          </draw:text-box>
        </draw:frame>
        <draw:frame draw:style-name="gr1" draw:text-style-name="P2" draw:layer="layout" svg:width="0.955cm" svg:height="0.903cm" svg:x="14.155cm" svg:y="0.469cm">
          <draw:text-box>
            <text:p text:style-name="P1"><text:span text:style-name="T8"></text:span></text:p>
          </draw:text-box>
        </draw:frame>
        <draw:line draw:style-name="gr2" draw:text-style-name="P3" draw:layer="layout" svg:x1="15.896cm" svg:y1="1.332cm" svg:x2="17.396cm" svg:y2="1.332cm">
          <text:p text:style-name="P1"/>
        </draw:line>
        <draw:frame draw:style-name="gr1" draw:text-style-name="P2" draw:layer="layout" svg:width="0.917cm" svg:height="0.903cm" svg:x="16.356cm" svg:y="0.469cm">
          <draw:text-box>
            <text:p text:style-name="P1"><text:span text:style-name="T8"></text:span></text:p>
          </draw:text-box>
        </draw:frame>
        <draw:line draw:style-name="gr4" draw:text-style-name="P3" draw:layer="layout" svg:x1="17.996cm" svg:y1="1.821cm" svg:x2="17.996cm" svg:y2="3.321cm">
          <text:p text:style-name="P1"/>
        </draw:line>
        <draw:frame draw:style-name="gr1" draw:layer="layout" svg:width="0.959cm" svg:height="0.954cm" svg:x="17.63cm" svg:y="3.333cm">
          <draw:text-box>
            <text:p text:style-name="P1">D</text:p>
          </draw:text-box>
        </draw:frame>
        <draw:line draw:style-name="gr2" draw:text-style-name="P3" draw:layer="layout" svg:x1="18.496cm" svg:y1="1.333cm" svg:x2="19.996cm" svg:y2="1.333cm">
          <text:p text:style-name="P1"/>
        </draw:line>
        <draw:frame draw:style-name="gr1" draw:layer="layout" svg:width="0.925cm" svg:height="0.954cm" svg:x="19.996cm" svg:y="0.833cm">
          <draw:text-box>
            <text:p text:style-name="P1">B</text:p>
          </draw:text-box>
        </draw:frame>
        <draw:frame draw:style-name="gr1" draw:text-style-name="P2" draw:layer="layout" svg:width="0.875cm" svg:height="0.903cm" svg:x="17.996cm" svg:y="1.956cm">
          <draw:text-box>
            <text:p text:style-name="P1"><text:span text:style-name="T3"></text:span></text:p>
          </draw:text-box>
        </draw:frame>
        <draw:frame draw:style-name="gr5" draw:text-style-name="P1" draw:layer="layout" svg:width="3cm" svg:height="3.488cm" svg:x="17.496cm" svg:y="0.834cm">
          <draw:text-box>
            <text:p text:style-name="P1">C</text:p>
          </draw:text-box>
        </draw:frame>
        <draw:frame draw:style-name="gr1" draw:text-style-name="P2" draw:layer="layout" svg:width="0.769cm" svg:height="0.903cm" svg:x="19.155cm" svg:y="0.469cm">
          <draw:text-box>
            <text:p text:style-name="P1"><text:span text:style-name="T3">y</text:span></text:p>
          </draw:text-box>
        </draw:frame>
        <draw:custom-shape draw:style-name="gr7" draw:text-style-name="P3" draw:layer="layout" svg:width="1cm" svg:height="3cm" svg:x="7.5cm" svg:y="9.5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2.835cm" svg:height="1.657cm" svg:x="4.365cm" svg:y="10.046cm">
          <draw:text-box>
            <text:p text:style-name="P1">Main</text:p>
            <text:p text:style-name="P1">Linkages</text:p>
          </draw:text-box>
        </draw:frame>
        <draw:custom-shape draw:style-name="gr7" draw:text-style-name="P3" draw:layer="layout" svg:width="0.5cm" svg:height="13.8cm" svg:x="3.5cm" svg:y="5.7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0.997cm" svg:height="5.875cm" svg:x="2.1cm" svg:y="9.561cm">
          <draw:text-box>
            <text:p text:style-name="P1"><text:span text:style-name="T1">G</text:span></text:p>
            <text:p text:style-name="P1"><text:span text:style-name="T1">L</text:span></text:p>
            <text:p text:style-name="P1"><text:span text:style-name="T1">Y</text:span></text:p>
            <text:p text:style-name="P1"><text:span text:style-name="T1">C</text:span></text:p>
            <text:p text:style-name="P1"><text:span text:style-name="T1">O</text:span></text:p>
            <text:p text:style-name="P1"><text:span text:style-name="T1"/></text:p>
            <text:p text:style-name="P1"><text:span text:style-name="T1">C</text:span></text:p>
            <text:p text:style-name="P1"><text:span text:style-name="T1">T</text:span></text:p>
          </draw:text-box>
        </draw:frame>
        <draw:frame draw:style-name="gr9" draw:text-style-name="P5" draw:layer="layout" svg:width="7.5cm" svg:height="6.775cm" svg:x="9cm" svg:y="12.8cm">
          <draw:text-box>
            <text:p text:style-name="P1"><text:span text:style-name="T4">REP</text:span></text:p>
            <text:p text:style-name="P1"><text:span text:style-name="T4">REP1:5(</text:span><text:span text:style-name="T9"></text:span><text:span text:style-name="T10">)7=8-12</text:span></text:p>
            <text:p text:style-name="P1"><text:span text:style-name="T11">RES</text:span></text:p>
            <text:p text:style-name="P1"><text:span text:style-name="T11">5b:C</text:span></text:p>
            <text:p text:style-name="P1"><text:span text:style-name="T5">6b:D</text:span></text:p>
            <text:p text:style-name="P1"><text:span text:style-name="T5">7b:E</text:span></text:p>
            <text:p text:style-name="P1"><text:span text:style-name="T11">LIN</text:span></text:p>
            <text:p text:style-name="P1"><text:span text:style-name="T11">4:5()6</text:span></text:p>
            <text:p text:style-name="P1"><text:span text:style-name="T7">5:5()7</text:span></text:p>
          </draw:text-box>
        </draw:frame>
        <draw:custom-shape draw:style-name="gr7" draw:text-style-name="P3" draw:layer="layout" svg:width="1cm" svg:height="5.5cm" svg:x="7.5cm" svg:y="13.8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2.83cm" svg:height="3.063cm" svg:x="4.5cm" svg:y="14.5cm">
          <draw:text-box>
            <text:p text:style-name="P1">Repeat</text:p>
            <text:p text:style-name="P1">Section</text:p>
            <text:p text:style-name="P1">as</text:p>
            <text:p text:style-name="P1">subgraph</text:p>
          </draw:text-box>
        </draw:frame>
        <draw:frame draw:style-name="gr1" draw:text-style-name="P2" draw:layer="layout" svg:width="0.917cm" svg:height="0.903cm" svg:x="6.756cm" svg:y="0.469cm">
          <draw:text-box>
            <text:p text:style-name="P1"><text:span text:style-name="T3"></text:span></text:p>
          </draw:text-box>
        </draw:frame>
        <draw:custom-shape draw:style-name="gr10" draw:text-style-name="P3" draw:layer="layout" svg:width="2cm" svg:height="0.5cm" svg:x="16.5cm" svg:y="13.8cm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646cm" svg:height="2.36cm" svg:x="18.466cm" svg:y="13.547cm">
          <draw:text-box>
            <text:p text:style-name="P1">internal linkage </text:p>
            <text:p text:style-name="P1">and multitude</text:p>
            <text:p text:style-name="P1"><text:s/>noted here</text:p>
          </draw:text-box>
        </draw:frame>
        <presentation:notes draw:style-name="dp2">
          <draw:page-thumbnail draw:style-name="gr11" draw:layer="layout" svg:width="14.848cm" svg:height="11.135cm" svg:x="3.07cm" svg:y="2.257cm" draw:page-number="1" presentation:class="page"/>
          <draw:frame presentation:style-name="pr1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layer="layout" svg:width="3.563cm" svg:height="0.954cm" svg:x="10.5cm" svg:y="9cm">
          <draw:text-box>
            <text:p text:style-name="P1">Repeat Unit</text:p>
          </draw:text-box>
        </draw:frame>
        <draw:frame draw:style-name="gr1" draw:layer="layout" svg:width="0.959cm" svg:height="0.954cm" svg:x="2.5cm" svg:y="4.5cm">
          <draw:text-box>
            <text:p text:style-name="P1">A</text:p>
          </draw:text-box>
        </draw:frame>
        <draw:line draw:style-name="gr4" draw:text-style-name="P3" draw:layer="layout" svg:x1="3.5cm" svg:y1="5cm" svg:x2="5cm" svg:y2="5cm">
          <text:p text:style-name="P1"/>
        </draw:line>
        <draw:line draw:style-name="gr4" draw:text-style-name="P3" draw:layer="layout" svg:x1="8cm" svg:y1="5.5cm" svg:x2="8cm" svg:y2="7cm">
          <text:p text:style-name="P1"/>
        </draw:line>
        <draw:frame draw:style-name="gr1" draw:layer="layout" svg:width="0.959cm" svg:height="0.954cm" svg:x="7.634cm" svg:y="7.012cm">
          <draw:text-box>
            <text:p text:style-name="P1">D</text:p>
          </draw:text-box>
        </draw:frame>
        <draw:frame draw:style-name="gr1" draw:text-style-name="P2" draw:layer="layout" svg:width="0.769cm" svg:height="0.835cm" svg:x="3.659cm" svg:y="4.135cm">
          <draw:text-box>
            <text:p text:style-name="P1"><text:span text:style-name="T2">1</text:span></text:p>
          </draw:text-box>
        </draw:frame>
        <draw:frame draw:style-name="gr1" draw:layer="layout" svg:width="0.925cm" svg:height="0.954cm" svg:x="5cm" svg:y="4.512cm">
          <draw:text-box>
            <text:p text:style-name="P1">B</text:p>
          </draw:text-box>
        </draw:frame>
        <draw:line draw:style-name="gr4" draw:text-style-name="P3" draw:layer="layout" svg:x1="6cm" svg:y1="5.012cm" svg:x2="7.5cm" svg:y2="5.012cm">
          <text:p text:style-name="P1"/>
        </draw:line>
        <draw:frame draw:style-name="gr1" draw:text-style-name="P2" draw:layer="layout" svg:width="0.769cm" svg:height="0.835cm" svg:x="6.159cm" svg:y="4.147cm">
          <draw:text-box>
            <text:p text:style-name="P1"><text:span text:style-name="T2">2</text:span></text:p>
          </draw:text-box>
        </draw:frame>
        <draw:frame draw:style-name="gr5" draw:text-style-name="P1" draw:layer="layout" svg:width="3cm" svg:height="3.488cm" svg:x="7.5cm" svg:y="4.512cm">
          <draw:text-box>
            <text:p text:style-name="P1">C</text:p>
          </draw:text-box>
        </draw:frame>
        <draw:line draw:style-name="gr4" draw:text-style-name="P3" draw:layer="layout" svg:x1="8.5cm" svg:y1="5.012cm" svg:x2="10cm" svg:y2="5.012cm">
          <text:p text:style-name="P1"/>
        </draw:line>
        <draw:frame draw:style-name="gr1" draw:text-style-name="P2" draw:layer="layout" svg:width="0.769cm" svg:height="0.835cm" svg:x="8.659cm" svg:y="4.147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10cm" svg:y="4.512cm">
          <draw:text-box>
            <text:p text:style-name="P1">E</text:p>
          </draw:text-box>
        </draw:frame>
        <draw:frame draw:style-name="gr1" draw:layer="layout" svg:width="0.959cm" svg:height="0.954cm" svg:x="2.5cm" svg:y="4.501cm">
          <draw:text-box>
            <text:p text:style-name="P1">A</text:p>
          </draw:text-box>
        </draw:frame>
        <draw:line draw:style-name="gr4" draw:text-style-name="P3" draw:layer="layout" svg:x1="3.5cm" svg:y1="5.001cm" svg:x2="5cm" svg:y2="5.001cm">
          <text:p text:style-name="P1"/>
        </draw:line>
        <draw:frame draw:style-name="gr1" draw:text-style-name="P2" draw:layer="layout" svg:width="0.769cm" svg:height="0.835cm" svg:x="8cm" svg:y="5.635cm">
          <draw:text-box>
            <text:p text:style-name="P1"><text:span text:style-name="T2">4</text:span></text:p>
          </draw:text-box>
        </draw:frame>
        <draw:line draw:style-name="gr4" draw:text-style-name="P3" draw:layer="layout" svg:x1="13cm" svg:y1="5.5cm" svg:x2="13cm" svg:y2="7cm">
          <text:p text:style-name="P1"/>
        </draw:line>
        <draw:frame draw:style-name="gr1" draw:layer="layout" svg:width="0.959cm" svg:height="0.954cm" svg:x="12.634cm" svg:y="7.012cm">
          <draw:text-box>
            <text:p text:style-name="P1">D</text:p>
          </draw:text-box>
        </draw:frame>
        <draw:line draw:style-name="gr4" draw:text-style-name="P3" draw:layer="layout" svg:x1="11cm" svg:y1="5.012cm" svg:x2="12.5cm" svg:y2="5.012cm">
          <text:p text:style-name="P1"/>
        </draw:line>
        <draw:frame draw:style-name="gr1" draw:text-style-name="P2" draw:layer="layout" svg:width="0.769cm" svg:height="0.835cm" svg:x="11.159cm" svg:y="4.147cm">
          <draw:text-box>
            <text:p text:style-name="P1"><text:span text:style-name="T2">2</text:span></text:p>
          </draw:text-box>
        </draw:frame>
        <draw:frame draw:style-name="gr5" draw:text-style-name="P1" draw:layer="layout" svg:width="3cm" svg:height="3.488cm" svg:x="12.5cm" svg:y="4.512cm">
          <draw:text-box>
            <text:p text:style-name="P1">C</text:p>
          </draw:text-box>
        </draw:frame>
        <draw:line draw:style-name="gr4" draw:text-style-name="P3" draw:layer="layout" svg:x1="13.5cm" svg:y1="5.012cm" svg:x2="15cm" svg:y2="5.012cm">
          <text:p text:style-name="P1"/>
        </draw:line>
        <draw:frame draw:style-name="gr1" draw:text-style-name="P2" draw:layer="layout" svg:width="0.769cm" svg:height="0.835cm" svg:x="13.659cm" svg:y="4.147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15cm" svg:y="4.512cm">
          <draw:text-box>
            <text:p text:style-name="P1">E</text:p>
          </draw:text-box>
        </draw:frame>
        <draw:frame draw:style-name="gr1" draw:text-style-name="P2" draw:layer="layout" svg:width="0.769cm" svg:height="0.835cm" svg:x="13cm" svg:y="5.635cm">
          <draw:text-box>
            <text:p text:style-name="P1"><text:span text:style-name="T2">4</text:span></text:p>
          </draw:text-box>
        </draw:frame>
        <draw:line draw:style-name="gr4" draw:text-style-name="P3" draw:layer="layout" svg:x1="13cm" svg:y1="5.501cm" svg:x2="13cm" svg:y2="7.001cm">
          <text:p text:style-name="P1"/>
        </draw:line>
        <draw:frame draw:style-name="gr1" draw:layer="layout" svg:width="0.959cm" svg:height="0.954cm" svg:x="12.634cm" svg:y="7.013cm">
          <draw:text-box>
            <text:p text:style-name="P1">D</text:p>
          </draw:text-box>
        </draw:frame>
        <draw:line draw:style-name="gr4" draw:text-style-name="P3" draw:layer="layout" svg:x1="11cm" svg:y1="5.013cm" svg:x2="12.5cm" svg:y2="5.013cm">
          <text:p text:style-name="P1"/>
        </draw:line>
        <draw:frame draw:style-name="gr1" draw:text-style-name="P2" draw:layer="layout" svg:width="0.769cm" svg:height="0.835cm" svg:x="11.159cm" svg:y="4.148cm">
          <draw:text-box>
            <text:p text:style-name="P1"><text:span text:style-name="T2">2</text:span></text:p>
          </draw:text-box>
        </draw:frame>
        <draw:frame draw:style-name="gr5" draw:text-style-name="P1" draw:layer="layout" svg:width="3cm" svg:height="3.488cm" svg:x="12.5cm" svg:y="4.513cm">
          <draw:text-box>
            <text:p text:style-name="P1">C</text:p>
          </draw:text-box>
        </draw:frame>
        <draw:line draw:style-name="gr4" draw:text-style-name="P3" draw:layer="layout" svg:x1="13.5cm" svg:y1="5.013cm" svg:x2="15cm" svg:y2="5.013cm">
          <text:p text:style-name="P1"/>
        </draw:line>
        <draw:frame draw:style-name="gr1" draw:text-style-name="P2" draw:layer="layout" svg:width="0.769cm" svg:height="0.835cm" svg:x="13.659cm" svg:y="4.148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15cm" svg:y="4.513cm">
          <draw:text-box>
            <text:p text:style-name="P1">E</text:p>
          </draw:text-box>
        </draw:frame>
        <draw:line draw:style-name="gr4" draw:text-style-name="P3" draw:layer="layout" svg:x1="18.404cm" svg:y1="5.499cm" svg:x2="18.404cm" svg:y2="6.999cm">
          <text:p text:style-name="P1"/>
        </draw:line>
        <draw:frame draw:style-name="gr1" draw:layer="layout" svg:width="0.959cm" svg:height="0.954cm" svg:x="18.038cm" svg:y="7.011cm">
          <draw:text-box>
            <text:p text:style-name="P1">D</text:p>
          </draw:text-box>
        </draw:frame>
        <draw:frame draw:style-name="gr5" draw:text-style-name="P1" draw:layer="layout" svg:width="3cm" svg:height="3.488cm" svg:x="17.904cm" svg:y="4.511cm">
          <draw:text-box>
            <text:p text:style-name="P1">C</text:p>
          </draw:text-box>
        </draw:frame>
        <draw:line draw:style-name="gr4" draw:text-style-name="P3" draw:layer="layout" svg:x1="18.904cm" svg:y1="5.011cm" svg:x2="20.404cm" svg:y2="5.011cm">
          <text:p text:style-name="P1"/>
        </draw:line>
        <draw:frame draw:style-name="gr1" draw:text-style-name="P2" draw:layer="layout" svg:width="0.769cm" svg:height="0.835cm" svg:x="19.063cm" svg:y="4.146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20.404cm" svg:y="4.511cm">
          <draw:text-box>
            <text:p text:style-name="P1">E</text:p>
          </draw:text-box>
        </draw:frame>
        <draw:frame draw:style-name="gr1" draw:text-style-name="P2" draw:layer="layout" svg:width="0.769cm" svg:height="0.835cm" svg:x="18.404cm" svg:y="5.634cm">
          <draw:text-box>
            <text:p text:style-name="P1"><text:span text:style-name="T2">4</text:span></text:p>
          </draw:text-box>
        </draw:frame>
        <draw:line draw:style-name="gr4" draw:text-style-name="P3" draw:layer="layout" svg:x1="18.404cm" svg:y1="5.5cm" svg:x2="18.404cm" svg:y2="7cm">
          <text:p text:style-name="P1"/>
        </draw:line>
        <draw:frame draw:style-name="gr1" draw:layer="layout" svg:width="0.959cm" svg:height="0.954cm" svg:x="18.038cm" svg:y="7.012cm">
          <draw:text-box>
            <text:p text:style-name="P1">D</text:p>
          </draw:text-box>
        </draw:frame>
        <draw:frame draw:style-name="gr5" draw:text-style-name="P1" draw:layer="layout" svg:width="3cm" svg:height="3.488cm" svg:x="17.904cm" svg:y="4.512cm">
          <draw:text-box>
            <text:p text:style-name="P1">C</text:p>
          </draw:text-box>
        </draw:frame>
        <draw:line draw:style-name="gr4" draw:text-style-name="P3" draw:layer="layout" svg:x1="18.904cm" svg:y1="5.012cm" svg:x2="20.404cm" svg:y2="5.012cm">
          <text:p text:style-name="P1"/>
        </draw:line>
        <draw:frame draw:style-name="gr1" draw:text-style-name="P2" draw:layer="layout" svg:width="0.769cm" svg:height="0.835cm" svg:x="19.063cm" svg:y="4.147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20.404cm" svg:y="4.512cm">
          <draw:text-box>
            <text:p text:style-name="P1">E</text:p>
          </draw:text-box>
        </draw:frame>
        <draw:line draw:style-name="gr4" draw:text-style-name="P3" draw:layer="layout" svg:x1="16.2cm" svg:y1="5.012cm" svg:x2="17.7cm" svg:y2="5.012cm">
          <text:p text:style-name="P1"/>
        </draw:line>
        <draw:frame draw:style-name="gr1" draw:text-style-name="P2" draw:layer="layout" svg:width="0.769cm" svg:height="0.835cm" svg:x="16.359cm" svg:y="4.147cm">
          <draw:text-box>
            <text:p text:style-name="P1"><text:span text:style-name="T2">2</text:span></text:p>
          </draw:text-box>
        </draw:frame>
        <draw:line draw:style-name="gr4" draw:text-style-name="P3" draw:layer="layout" svg:x1="16.2cm" svg:y1="5.013cm" svg:x2="17.7cm" svg:y2="5.013cm">
          <text:p text:style-name="P1"/>
        </draw:line>
        <draw:line draw:style-name="gr4" draw:text-style-name="P3" draw:layer="layout" svg:x1="21.162cm" svg:y1="5cm" svg:x2="22.662cm" svg:y2="5cm">
          <text:p text:style-name="P1"/>
        </draw:line>
        <draw:frame draw:style-name="gr1" draw:text-style-name="P2" draw:layer="layout" svg:width="0.769cm" svg:height="0.835cm" svg:x="21.321cm" svg:y="4.135cm">
          <draw:text-box>
            <text:p text:style-name="P1"><text:span text:style-name="T2">5</text:span></text:p>
          </draw:text-box>
        </draw:frame>
        <draw:frame draw:style-name="gr1" draw:layer="layout" svg:width="0.853cm" svg:height="0.954cm" svg:x="22.662cm" svg:y="4.512cm">
          <draw:text-box>
            <text:p text:style-name="P1">F</text:p>
          </draw:text-box>
        </draw:frame>
        <draw:line draw:style-name="gr4" draw:text-style-name="P3" draw:layer="layout" svg:x1="21.162cm" svg:y1="5.001cm" svg:x2="22.662cm" svg:y2="5.001cm">
          <text:p text:style-name="P1"/>
        </draw:line>
        <draw:connector draw:style-name="gr3" draw:text-style-name="P4" draw:layer="layout" draw:type="curve" svg:x1="7.233cm" svg:y1="8.5cm" svg:x2="20cm" svg:y2="8.5cm">
          <text:p text:style-name="P1"/>
        </draw:connector>
        <draw:line draw:style-name="gr4" draw:text-style-name="P3" draw:layer="layout" svg:x1="8cm" svg:y1="5.501cm" svg:x2="8cm" svg:y2="7.001cm">
          <text:p text:style-name="P1"/>
        </draw:line>
        <draw:frame draw:style-name="gr1" draw:layer="layout" svg:width="0.959cm" svg:height="0.954cm" svg:x="7.634cm" svg:y="7.013cm">
          <draw:text-box>
            <text:p text:style-name="P1">D</text:p>
          </draw:text-box>
        </draw:frame>
        <draw:frame draw:style-name="gr5" draw:text-style-name="P1" draw:layer="layout" svg:width="3cm" svg:height="3.488cm" svg:x="7.5cm" svg:y="4.513cm">
          <draw:text-box>
            <text:p text:style-name="P1">C</text:p>
          </draw:text-box>
        </draw:frame>
        <draw:line draw:style-name="gr4" draw:text-style-name="P3" draw:layer="layout" svg:x1="8.5cm" svg:y1="5.013cm" svg:x2="10cm" svg:y2="5.013cm">
          <text:p text:style-name="P1"/>
        </draw:line>
        <draw:frame draw:style-name="gr1" draw:text-style-name="P2" draw:layer="layout" svg:width="0.769cm" svg:height="0.835cm" svg:x="8.659cm" svg:y="4.148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10cm" svg:y="4.513cm">
          <draw:text-box>
            <text:p text:style-name="P1">E</text:p>
          </draw:text-box>
        </draw:frame>
        <draw:frame draw:style-name="gr1" draw:text-style-name="P2" draw:layer="layout" svg:width="0.769cm" svg:height="0.835cm" svg:x="8cm" svg:y="5.636cm">
          <draw:text-box>
            <text:p text:style-name="P1"><text:span text:style-name="T2">4</text:span></text:p>
          </draw:text-box>
        </draw:frame>
        <draw:line draw:style-name="gr4" draw:text-style-name="P3" draw:layer="layout" svg:x1="15.596cm" svg:y1="9.853cm" svg:x2="15.596cm" svg:y2="11.353cm">
          <text:p text:style-name="P1"/>
        </draw:line>
        <draw:frame draw:style-name="gr1" draw:layer="layout" svg:width="0.959cm" svg:height="0.954cm" svg:x="15.23cm" svg:y="11.365cm">
          <draw:text-box>
            <text:p text:style-name="P1">D</text:p>
          </draw:text-box>
        </draw:frame>
        <draw:frame draw:style-name="gr5" draw:text-style-name="P1" draw:layer="layout" svg:width="3cm" svg:height="3.488cm" svg:x="15.096cm" svg:y="8.865cm">
          <draw:text-box>
            <text:p text:style-name="P1">C</text:p>
          </draw:text-box>
        </draw:frame>
        <draw:line draw:style-name="gr4" draw:text-style-name="P3" draw:layer="layout" svg:x1="16.096cm" svg:y1="9.365cm" svg:x2="17.596cm" svg:y2="9.365cm">
          <text:p text:style-name="P1"/>
        </draw:line>
        <draw:frame draw:style-name="gr1" draw:text-style-name="P2" draw:layer="layout" svg:width="0.769cm" svg:height="0.835cm" svg:x="16.255cm" svg:y="8.5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17.596cm" svg:y="8.865cm">
          <draw:text-box>
            <text:p text:style-name="P1">E</text:p>
          </draw:text-box>
        </draw:frame>
        <draw:frame draw:style-name="gr1" draw:text-style-name="P2" draw:layer="layout" svg:width="0.769cm" svg:height="0.835cm" svg:x="15.596cm" svg:y="9.988cm">
          <draw:text-box>
            <text:p text:style-name="P1"><text:span text:style-name="T2">4</text:span></text:p>
          </draw:text-box>
        </draw:frame>
        <draw:line draw:style-name="gr4" draw:text-style-name="P3" draw:layer="layout" svg:x1="15.596cm" svg:y1="9.854cm" svg:x2="15.596cm" svg:y2="11.354cm">
          <text:p text:style-name="P1"/>
        </draw:line>
        <draw:frame draw:style-name="gr1" draw:layer="layout" svg:width="0.959cm" svg:height="0.954cm" svg:x="15.23cm" svg:y="11.366cm">
          <draw:text-box>
            <text:p text:style-name="P1">D</text:p>
          </draw:text-box>
        </draw:frame>
        <draw:frame draw:style-name="gr5" draw:text-style-name="P1" draw:layer="layout" svg:width="3cm" svg:height="3.488cm" svg:x="15.096cm" svg:y="8.866cm">
          <draw:text-box>
            <text:p text:style-name="P1">C</text:p>
          </draw:text-box>
        </draw:frame>
        <draw:line draw:style-name="gr4" draw:text-style-name="P3" draw:layer="layout" svg:x1="16.096cm" svg:y1="9.366cm" svg:x2="17.596cm" svg:y2="9.366cm">
          <text:p text:style-name="P1"/>
        </draw:line>
        <draw:frame draw:style-name="gr1" draw:text-style-name="P2" draw:layer="layout" svg:width="0.769cm" svg:height="0.835cm" svg:x="16.255cm" svg:y="8.501cm">
          <draw:text-box>
            <text:p text:style-name="P1"><text:span text:style-name="T2">3</text:span></text:p>
          </draw:text-box>
        </draw:frame>
        <draw:frame draw:style-name="gr1" draw:layer="layout" svg:width="0.891cm" svg:height="0.954cm" svg:x="17.596cm" svg:y="8.866cm">
          <draw:text-box>
            <text:p text:style-name="P1">E</text:p>
          </draw:text-box>
        </draw:frame>
        <draw:frame draw:style-name="gr1" draw:text-style-name="P8" draw:layer="layout" svg:width="6.708cm" svg:height="1.034cm" svg:x="2.302cm" svg:y="13cm">
          <draw:text-box>
            <text:p text:style-name="P1"><text:span text:style-name="T12">Resulting linear code:</text:span></text:p>
          </draw:text-box>
        </draw:frame>
        <draw:frame draw:style-name="gr1" draw:text-style-name="P9" draw:layer="layout" svg:width="14.785cm" svg:height="1.187cm" svg:x="2.5cm" svg:y="14.5cm">
          <draw:text-box>
            <text:p text:style-name="P1"><text:span text:style-name="T13">{()}A[(1)B[!(2)C[(3)E][(4)D]|3:3![(5)F]]]</text:span></text:p>
          </draw:text-box>
        </draw:frame>
        <presentation:notes draw:style-name="dp2">
          <draw:page-thumbnail draw:style-name="gr11" draw:layer="layout" svg:width="14.848cm" svg:height="11.135cm" svg:x="3.07cm" svg:y="2.257cm" draw:page-number="2" presentation:class="page"/>
          <draw:frame presentation:style-name="pr1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1-28T14:08:10</meta:creation-date>
    <dc:date>2007-06-08T11:19:14</dc:date>
    <dc:language>de-DE</dc:language>
    <meta:editing-cycles>24</meta:editing-cycles>
    <meta:editing-duration>PT9H39M53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